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8pt" fo:font-weight="bold" officeooo:rsid="000b1d06" officeooo:paragraph-rsid="0007985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8pt" officeooo:paragraph-rsid="00079850" style:font-name-asian="Times New Roman2" style:font-size-asian="18pt" style:font-name-complex="Times New Roman2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officeooo:paragraph-rsid="00079850" style:font-name-asian="Times New Roman2" style:font-size-asian="18pt" style:font-name-complex="Times New Roman2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079850" style:font-name-asian="Times New Roman2" style:font-size-asian="16pt" style:font-name-complex="Times New Roman2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officeooo:paragraph-rsid="00079850" style:font-name-asian="Times New Roman2" style:font-size-asian="16pt" style:font-name-complex="Times New Roman2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officeooo:paragraph-rsid="00079850" style:font-name-asian="Times New Roman2" style:font-size-asian="15pt" style:font-name-complex="Times New Roman2" style:font-size-complex="15pt"/>
    </style:style>
    <style:style style:name="P10" style:family="paragraph" style:parent-style-name="Standard">
      <style:paragraph-properties fo:text-align="end" style:justify-single-word="false"/>
      <style:text-properties style:font-name="Times New Roman" officeooo:paragraph-rsid="00079850"/>
    </style:style>
    <style:style style:name="P11" style:family="paragraph" style:parent-style-name="Standard">
      <style:text-properties style:font-name="Times New Roman" fo:font-size="12pt" fo:language="ru" fo:country="RU" officeooo:rsid="0011a40c" officeooo:paragraph-rsid="00079850" style:font-name-asian="Times New Roman2" style:font-size-asian="10.5pt" style:font-name-complex="Times New Roman2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2pt" officeooo:paragraph-rsid="00079850" style:font-size-asian="12pt" style:font-size-complex="12pt"/>
    </style:style>
    <style:style style:name="P13" style:family="paragraph" style:parent-style-name="Text_20_body">
      <style:paragraph-properties fo:text-align="start" style:justify-single-word="false" fo:padding="0cm" fo:border="none"/>
      <style:text-properties style:font-name="Times New Roman" fo:font-size="12pt" fo:font-weight="normal" officeooo:rsid="000b1d06" officeooo:paragraph-rsid="0007985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1d06" officeooo:paragraph-rsid="0007985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9eb8" officeooo:paragraph-rsid="00079850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2pt" fo:font-weight="normal" officeooo:rsid="000b1d06" officeooo:paragraph-rsid="00079850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paragraph-rsid="00079850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079850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079850" style:font-size-asian="18pt" style:font-weight-asian="bold" style:font-size-complex="18pt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/>
    </style:style>
    <style:style style:name="P21" style:family="paragraph" style:parent-style-name="Standard">
      <style:text-properties style:font-name="Times New Roman" fo:font-size="12pt" officeooo:paragraph-rsid="00079850" style:font-size-asian="10.5pt" style:font-name-complex="Times New Roman2" style:font-size-complex="12pt"/>
    </style:style>
    <style:style style:name="P22" style:family="paragraph" style:parent-style-name="Text_20_body" style:list-style-name="L1">
      <style:paragraph-properties fo:text-align="start" style:justify-single-word="false" fo:padding="0cm" fo:border="none"/>
      <style:text-properties style:font-name="Times New Roman" fo:font-size="12pt" fo:font-weight="normal" officeooo:rsid="000b1d06" officeooo:paragraph-rsid="00079850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9eb8" officeooo:paragraph-rsid="00079850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 fo:padding="0cm" fo:border="none"/>
      <style:text-properties style:font-name="Times New Roman" fo:font-size="12pt" fo:font-weight="normal" officeooo:rsid="000b1d06" officeooo:paragraph-rsid="00079850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paragraph-rsid="00079850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Inconsolata" fo:font-size="10.5pt" fo:font-weight="normal" officeooo:rsid="000b1d06" officeooo:paragraph-rsid="00079850" style:font-size-asian="10.5pt" style:font-weight-asian="normal" style:font-size-complex="10.5pt" style:font-weight-complex="normal"/>
    </style:style>
    <style:style style:name="T1" style:family="text">
      <style:text-properties officeooo:rsid="000e5627"/>
    </style:style>
    <style:style style:name="T2" style:family="text">
      <style:text-properties officeooo:rsid="00166439"/>
    </style:style>
    <style:style style:name="T3" style:family="text">
      <style:text-properties fo:font-size="16pt" style:font-name-asian="Times New Roman2" style:font-size-asian="16pt" style:font-name-complex="Times New Roman2" style:font-size-complex="16pt"/>
    </style:style>
    <style:style style:name="T4" style:family="text">
      <style:text-properties fo:font-size="16pt" fo:language="ru" fo:country="RU" style:font-name-asian="Times New Roman2" style:font-size-asian="16pt" style:font-name-complex="Times New Roman2" style:font-size-complex="16pt"/>
    </style:style>
    <style:style style:name="T5" style:family="text">
      <style:text-properties fo:font-size="16pt" fo:language="ru" fo:country="RU" officeooo:rsid="00079850" style:font-name-asian="Times New Roman2" style:font-size-asian="16pt" style:font-name-complex="Times New Roman2" style:font-size-complex="16pt"/>
    </style:style>
    <style:style style:name="T6" style:family="text">
      <style:text-properties officeooo:rsid="000b1d06"/>
    </style:style>
    <style:style style:name="T7" style:family="text">
      <style:text-properties officeooo:rsid="00079850"/>
    </style:style>
    <style:style style:name="T8" style:family="text">
      <style:text-properties officeooo:rsid="0019e37d"/>
    </style:style>
    <style:style style:name="T9" style:family="text">
      <style:text-properties officeooo:rsid="0018f293"/>
    </style:style>
    <style:style style:name="T10" style:family="text">
      <style:text-properties loext:padding="0cm" loext:border="none"/>
    </style:style>
    <style:style style:name="T11" style:family="text">
      <style:text-properties officeooo:rsid="00085c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осковский авиационный институт (национальный исследовательский университет)</text:p>
      <text:p text:style-name="P5"/>
      <text:p text:style-name="P9">Институт информационных технологий и прикладной математики </text:p>
      <text:p text:style-name="P9">«Кафедра вычислительной математики и программирования»</text:p>
      <text:p text:style-name="P4"/>
      <text:p text:style-name="P4"/>
      <text:p text:style-name="P4"/>
      <text:p text:style-name="P4"/>
      <text:p text:style-name="P4"/>
      <text:p text:style-name="P7"/>
      <text:p text:style-name="P6">Лабораторная работа по предмету "Дискретный анализ" №<text:span text:style-name="T11">2</text:span></text:p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3">Студент: Ибрагимов Р</text:span><text:span text:style-name="T4">. Р.</text:span></text:p>
      <text:p text:style-name="P8">Преподаватель: Макаров Н. К.</text:p>
      <text:p text:style-name="P8">Группа: М8О-20<text:span text:style-name="T6">3</text:span>Б-22</text:p>
      <text:p text:style-name="P10"><text:span text:style-name="T3">Дата:</text:span><text:span text:style-name="T4"> </text:span><text:span text:style-name="T5">________</text:span><text:span text:style-name="T3"> </text:span></text:p>
      <text:p text:style-name="P8">Оценка:<text:span text:style-name="T6">________</text:span> </text:p>
      <text:p text:style-name="P8">Подпись:<text:span text:style-name="T6">________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<text:bookmark-start text:name="__RefHeading__738_2004454639"/>Цель работы<text:bookmark-end text:name="__RefHeading__738_2004454639"/></text:h>
      <text:p text:style-name="P21">Познакомиться с реализацией различных деревьях.</text:p>
      <text:h text:style-name="P19" text:outline-level="1"><text:bookmark-start text:name="__RefHeading__740_2004454639"/>Постановка задачи<text:bookmark-end text:name="__RefHeading__740_2004454639"/></text:h>
      <text:p text:style-name="P17"><text:line-break/>Необходимо создать программную библиотеку, реализующую указанную структуру данных, на основе которой разработать программу-словарь. В словаре каждому ключу, представляющему из себя регистронезависимую последовательность букв английского алфавита длиной не более 256 символов, поставлен в соответствие некоторый номер, от 0 до 264 - 1. Разным словам может быть поставлен в соответствие один и тот же номер.</text:p>
      <text:p text:style-name="P17"/>
      <text:p text:style-name="P17">Программа должна обрабатывать строки входного файла до его окончания. Каждая строка может иметь следующий формат:</text:p>
      <text:p text:style-name="P17"/>
      <text:p text:style-name="P17">+ word 34 — добавить слово «word» с номером 34 в словарь. Программа должна вывести строку «OK», если операция прошла успешно, «Exist», если слово уже находится в словаре.</text:p>
      <text:p text:style-name="P17"/>
      <text:p text:style-name="P17">- word — удалить слово «word» из словаря. Программа должна вывести «OK», если слово существовало и было удалено, «NoSuchWord», если слово в словаре не было найдено.</text:p>
      <text:p text:style-name="P17"/>
      <text:p text:style-name="P17">word — найти в словаре слово «word». Программа должна вывести «OK: 34», если слово было найдено; число, которое следует за «OK:» — номер, присвоенный слову при добавлении. В случае, если слово в словаре не было обнаружено, нужно вывести строку «NoSuchWord».</text:p>
      <text:p text:style-name="P17"/>
      <text:p text:style-name="P17">! Save /path/to/file — сохранить словарь в бинарном компактном представлении на диск в файл, указанный парамером команды. В случае успеха, программа должна вывести «OK», в случае неудачи выполнения операции, программа должна вывести описание ошибки (см. ниже).</text:p>
      <text:p text:style-name="P17"/>
      <text:p text:style-name="P17">! Load /path/to/file — загрузить словарь из файла. Предполагается, что файл был ранее подготовлен при помощи команды Save. В случае успеха, программа должна вывести строку «OK», а загруженный словарь должен заменить текущий (с которым происходит работа); в случае неуспеха, должна быть выведена диагностика, а рабочий словарь должен остаться без изменений. Кроме системных ошибок, программа должна корректно обрабатывать случаи несовпадения формата указанного файла и представления данных словаря во внешнем файле.</text:p>
      <text:p text:style-name="P17"/>
      <text:p text:style-name="P17"><text:soft-page-break/>Для всех операций, в случае возникновения системной ошибки (нехватка памяти, отсутсвие прав записи и т.п.), программа должна вывести строку, начинающуюся с «ERROR:» и описывающую на английском языке возникшую ошибку.</text:p>
      <text:p text:style-name="P17"/>
      <text:p text:style-name="P17">Различия вариантов заключаются только в используемых структурах данных:</text:p>
      <text:p text:style-name="P17"/>
      <text:p text:style-name="P17">PATRICIA.</text:p>
      <text:p text:style-name="P2">О<text:span text:style-name="T2">писание</text:span></text:p>
      <text:p text:style-name="P24">Патриция - особый вид структуры данных, используемой для хранения ключей, обычно слов. Узлы этой структуры содержат ссылки на другие узлы или на себя, ключ, значение и номер бита для сравнения при проходе через узел. Основные операции, такие как поиск, добавление и удаление элементов из дерева, выполняются за время O(k), где k - длина обрабатываемого элемента, и не зависят от количества элементов в дереве.</text:p>
      <text:p text:style-name="P24"/>
      <text:p text:style-name="P24">Особенностью Патриции является то, что узлы упорядочены по возрастанию номера бита, что позволяет определять направление ссылки без использования дополнительных меток. В отличие от своих предшественников, таких как Trie и Prefix Trie, в Патриции нет одностороннего ветвления благодаря наличию номера бита для сравнения ключей.</text:p>
      <text:p text:style-name="P2">Реализация</text:p>
      <text:p text:style-name="P26">#include &lt;iostream&gt;</text:p>
      <text:p text:style-name="P26">#include &lt;fstream&gt;</text:p>
      <text:p text:style-name="P26">#include &lt;cstring&gt;</text:p>
      <text:p text:style-name="P26"/>
      <text:p text:style-name="P26">const int MAX_KEY_LENGTH = <text:s/>256 + 1;</text:p>
      <text:p text:style-name="P26">using ull = unsigned long long;</text:p>
      <text:p text:style-name="P26"/>
      <text:p text:style-name="P26">int getBit(char *string, int bit) {</text:p>
      <text:p text:style-name="P26"><text:s text:c="4"/>return (string[bit / 8] &gt;&gt; (7 - (bit % 8))) &amp; 1;</text:p>
      <text:p text:style-name="P26">}</text:p>
      <text:p text:style-name="P26"/>
      <text:p text:style-name="P26">int firstDiffBit(char *string_1, char *string_2) {</text:p>
      <text:p text:style-name="P26"><text:s text:c="4"/>if (string_1 == 0 || string_2 == 0) {</text:p>
      <text:p text:style-name="P26"><text:s text:c="8"/>return 0;</text:p>
      <text:p text:style-name="P26"><text:s text:c="4"/>}</text:p>
      <text:p text:style-name="P26"/>
      <text:p text:style-name="P26"><text:s text:c="4"/>int matchingByte = 0;</text:p>
      <text:p text:style-name="P26"><text:s text:c="4"/>for (; string_1[matchingByte] == string_2[matchingByte]; ++matchingByte);</text:p>
      <text:p text:style-name="P26"><text:s text:c="4"/></text:p>
      <text:p text:style-name="P26"><text:s text:c="4"/>int matchingBit = matchingByte * 8;</text:p>
      <text:p text:style-name="P26"><text:s text:c="4"/>for (; getBit(string_1, matchingBit) == getBit(string_2, matchingBit); ++matchingBit);</text:p>
      <text:p text:style-name="P26"/>
      <text:p text:style-name="P26"><text:s text:c="4"/>return matchingBit;</text:p>
      <text:p text:style-name="P26">}</text:p>
      <text:p text:style-name="P26"/>
      <text:p text:style-name="P26"><text:soft-page-break/>bool isEqual(char *string_1, char *string_2) {</text:p>
      <text:p text:style-name="P26"><text:s text:c="4"/>if (string_1 == 0 || string_2 == 0) {</text:p>
      <text:p text:style-name="P26"><text:s text:c="8"/>return 0;</text:p>
      <text:p text:style-name="P26"><text:s text:c="4"/>}</text:p>
      <text:p text:style-name="P26"><text:s text:c="4"/>return (strcmp(string_1, string_2) == 0);</text:p>
      <text:p text:style-name="P26">}</text:p>
      <text:p text:style-name="P26"/>
      <text:p text:style-name="P26">void toLower(char *string) {</text:p>
      <text:p text:style-name="P26"><text:s text:c="4"/>for (size_t i = 0; i &lt; strlen(string); ++i) {</text:p>
      <text:p text:style-name="P26"><text:s text:c="8"/>if ('A' &lt;= string[i] &amp;&amp; string[i] &lt;= 'Z') {</text:p>
      <text:p text:style-name="P26"><text:s text:c="12"/>string[i] = (char)(string[i] + 32);</text:p>
      <text:p text:style-name="P26"><text:s text:c="8"/>}</text:p>
      <text:p text:style-name="P26"><text:s text:c="4"/>}</text:p>
      <text:p text:style-name="P26">}</text:p>
      <text:p text:style-name="P26"/>
      <text:p text:style-name="P26"/>
      <text:p text:style-name="P26">struct Node {</text:p>
      <text:p text:style-name="P26"><text:s text:c="4"/>int bitNumber;</text:p>
      <text:p text:style-name="P26"/>
      <text:p text:style-name="P26"><text:s text:c="4"/>char *key;</text:p>
      <text:p text:style-name="P26"><text:s text:c="4"/>ull value;</text:p>
      <text:p text:style-name="P26"/>
      <text:p text:style-name="P26"><text:s text:c="4"/>Node *left;</text:p>
      <text:p text:style-name="P26"><text:s text:c="4"/>Node *right;</text:p>
      <text:p text:style-name="P26"/>
      <text:p text:style-name="P26"><text:s text:c="4"/>void set(int _bitNumber, char *_key, ull _value, Node *_left, Node *_right) {</text:p>
      <text:p text:style-name="P26"><text:s text:c="8"/>bitNumber = _bitNumber;</text:p>
      <text:p text:style-name="P26"><text:s text:c="8"/>if (_key) {</text:p>
      <text:p text:style-name="P26"><text:s text:c="12"/>key = new char[strlen(_key) + 1];</text:p>
      <text:p text:style-name="P26"><text:s text:c="12"/>strcpy(key, _key);</text:p>
      <text:p text:style-name="P26"><text:s text:c="8"/>}</text:p>
      <text:p text:style-name="P26"><text:s text:c="8"/>else {</text:p>
      <text:p text:style-name="P26"><text:s text:c="12"/>key = _key;</text:p>
      <text:p text:style-name="P26"><text:s text:c="8"/>}</text:p>
      <text:p text:style-name="P26"><text:s text:c="8"/></text:p>
      <text:p text:style-name="P26"><text:s text:c="8"/>value = _value;</text:p>
      <text:p text:style-name="P26"><text:s text:c="8"/>left = _left;</text:p>
      <text:p text:style-name="P26"><text:s text:c="8"/>right = _right;</text:p>
      <text:p text:style-name="P26"><text:s text:c="4"/>}</text:p>
      <text:p text:style-name="P26"/>
      <text:p text:style-name="P26"><text:s text:c="4"/>Node() {</text:p>
      <text:p text:style-name="P26"><text:s text:c="8"/>set(-1, 0, 0, this, this);</text:p>
      <text:p text:style-name="P26"><text:s text:c="4"/>}</text:p>
      <text:p text:style-name="P26"/>
      <text:p text:style-name="P26"><text:s text:c="4"/>Node(int _bitNumber, char *_key, ull _value) {</text:p>
      <text:p text:style-name="P26"><text:s text:c="8"/>set(_bitNumber, _key, _value, this, this);</text:p>
      <text:p text:style-name="P26"><text:s text:c="4"/>}</text:p>
      <text:p text:style-name="P26"/>
      <text:p text:style-name="P26"><text:s text:c="4"/>~Node() {</text:p>
      <text:p text:style-name="P26"><text:s text:c="8"/>delete [] key;</text:p>
      <text:p text:style-name="P26"><text:s text:c="4"/>}</text:p>
      <text:p text:style-name="P26">};</text:p>
      <text:p text:style-name="P26"/>
      <text:p text:style-name="P26">struct Patricia {</text:p>
      <text:p text:style-name="P26"><text:s text:c="4"/>Node *root;</text:p>
      <text:p text:style-name="P26"/>
      <text:p text:style-name="P26"><text:s text:c="4"/>Patricia() {</text:p>
      <text:p text:style-name="P26"><text:s text:c="8"/>root = new Node();</text:p>
      <text:p text:style-name="P26"><text:soft-page-break/><text:s text:c="4"/>}</text:p>
      <text:p text:style-name="P26"/>
      <text:p text:style-name="P26"><text:s text:c="4"/>Patricia(int _bitNumber, char *_key, ull _value) {</text:p>
      <text:p text:style-name="P26"><text:s text:c="8"/>root = new Node(_bitNumber, _key, _value);</text:p>
      <text:p text:style-name="P26"><text:s text:c="4"/>}</text:p>
      <text:p text:style-name="P26"/>
      <text:p text:style-name="P26"><text:s text:c="4"/>void destruct(Node *node) {</text:p>
      <text:p text:style-name="P26"><text:s text:c="8"/>if (node-&gt;left-&gt;bitNumber &gt; node-&gt;bitNumber) {</text:p>
      <text:p text:style-name="P26"><text:s text:c="12"/>destruct(node-&gt;left);</text:p>
      <text:p text:style-name="P26"><text:s text:c="8"/>}</text:p>
      <text:p text:style-name="P26"><text:s text:c="8"/>if (node-&gt;right-&gt;bitNumber &gt; node-&gt;bitNumber) {</text:p>
      <text:p text:style-name="P26"><text:s text:c="12"/>destruct(node-&gt;right);</text:p>
      <text:p text:style-name="P26"><text:s text:c="8"/>}</text:p>
      <text:p text:style-name="P26"><text:s text:c="8"/>delete node;</text:p>
      <text:p text:style-name="P26"><text:s text:c="4"/>}</text:p>
      <text:p text:style-name="P26"/>
      <text:p text:style-name="P26"><text:s text:c="4"/>~Patricia() {</text:p>
      <text:p text:style-name="P26"><text:s text:c="8"/>destruct(root);</text:p>
      <text:p text:style-name="P26"><text:s text:c="4"/>}</text:p>
      <text:p text:style-name="P26"/>
      <text:p text:style-name="P26"><text:s text:c="4"/>Node* Search(char *key) {</text:p>
      <text:p text:style-name="P26"><text:s text:c="8"/>Node *parent = root;</text:p>
      <text:p text:style-name="P26"><text:s text:c="8"/>Node *current = root-&gt;left;</text:p>
      <text:p text:style-name="P26"/>
      <text:p text:style-name="P26"><text:s text:c="8"/>while (parent-&gt;bitNumber &lt; current-&gt;bitNumber) {</text:p>
      <text:p text:style-name="P26"><text:s text:c="12"/>parent = current;</text:p>
      <text:p text:style-name="P26"><text:s text:c="12"/>current = (getBit(key, current-&gt;bitNumber) ? current-&gt;right : current-&gt;left);</text:p>
      <text:p text:style-name="P26"><text:s text:c="8"/>}</text:p>
      <text:p text:style-name="P26"/>
      <text:p text:style-name="P26"><text:s text:c="8"/>if (!isEqual(key, current-&gt;key)) {</text:p>
      <text:p text:style-name="P26"><text:s text:c="12"/>return nullptr;</text:p>
      <text:p text:style-name="P26"><text:s text:c="8"/>}</text:p>
      <text:p text:style-name="P26"/>
      <text:p text:style-name="P26"><text:s text:c="8"/>return current;</text:p>
      <text:p text:style-name="P26"><text:s text:c="4"/>}</text:p>
      <text:p text:style-name="P26"/>
      <text:p text:style-name="P26"><text:s text:c="4"/>Node* Insert(char *key, ull value) {</text:p>
      <text:p text:style-name="P26"><text:s text:c="8"/>if (root == nullptr) {</text:p>
      <text:p text:style-name="P26"><text:s text:c="12"/>root = new Node(0, key, value);</text:p>
      <text:p text:style-name="P26"><text:s text:c="12"/>return root;</text:p>
      <text:p text:style-name="P26"><text:s text:c="8"/>}</text:p>
      <text:p text:style-name="P26"/>
      <text:p text:style-name="P26"><text:s text:c="8"/>Node *parent = root;</text:p>
      <text:p text:style-name="P26"><text:s text:c="8"/>Node *current = root-&gt;left;</text:p>
      <text:p text:style-name="P26"/>
      <text:p text:style-name="P26"><text:s text:c="8"/>while (parent-&gt;bitNumber &lt; current-&gt;bitNumber) {</text:p>
      <text:p text:style-name="P26"><text:s text:c="12"/>parent = current;</text:p>
      <text:p text:style-name="P26"><text:s text:c="12"/>current = (getBit(key, current-&gt;bitNumber) ? current-&gt;right : current-&gt;left);</text:p>
      <text:p text:style-name="P26"><text:s text:c="8"/>}</text:p>
      <text:p text:style-name="P26"/>
      <text:p text:style-name="P26"><text:s text:c="8"/>if (isEqual(key, current-&gt;key)) {</text:p>
      <text:p text:style-name="P26"><text:s text:c="12"/>return nullptr;</text:p>
      <text:p text:style-name="P26"><text:s text:c="8"/>}</text:p>
      <text:p text:style-name="P26"/>
      <text:p text:style-name="P26"><text:s text:c="8"/>int lBitPos = firstDiffBit(key, current-&gt;key);</text:p>
      <text:p text:style-name="P26"><text:s text:c="8"/>Node *reachedKey = current;</text:p>
      <text:p text:style-name="P26"/>
      <text:p text:style-name="P26"><text:soft-page-break/><text:s text:c="8"/>parent = root;</text:p>
      <text:p text:style-name="P26"><text:s text:c="8"/>Node *x = root-&gt;left;</text:p>
      <text:p text:style-name="P26"/>
      <text:p text:style-name="P26"><text:s text:c="8"/>while (parent-&gt;bitNumber &lt; x-&gt;bitNumber &amp;&amp; x-&gt;bitNumber &lt; lBitPos) {</text:p>
      <text:p text:style-name="P26"><text:s text:c="12"/>parent = x;</text:p>
      <text:p text:style-name="P26"><text:s text:c="12"/>x = (getBit(key, x-&gt;bitNumber) ? x-&gt;right : x-&gt;left);</text:p>
      <text:p text:style-name="P26"><text:s text:c="8"/>}</text:p>
      <text:p text:style-name="P26"/>
      <text:p text:style-name="P26"><text:s text:c="8"/>current = new Node();</text:p>
      <text:p text:style-name="P26"/>
      <text:p text:style-name="P26"><text:s text:c="8"/>Node *left, *right;</text:p>
      <text:p text:style-name="P26"><text:s text:c="8"/>if (getBit(key, lBitPos)) {</text:p>
      <text:p text:style-name="P26"><text:s text:c="12"/>left = x;</text:p>
      <text:p text:style-name="P26"><text:s text:c="12"/>right = current;</text:p>
      <text:p text:style-name="P26"><text:s text:c="8"/>} else {</text:p>
      <text:p text:style-name="P26"><text:s text:c="12"/>left = current;</text:p>
      <text:p text:style-name="P26"><text:s text:c="12"/>right = x;</text:p>
      <text:p text:style-name="P26"><text:s text:c="8"/>}</text:p>
      <text:p text:style-name="P26"/>
      <text:p text:style-name="P26"><text:s text:c="8"/>current-&gt;set(lBitPos, key, value, left, right);</text:p>
      <text:p text:style-name="P26"/>
      <text:p text:style-name="P26"><text:s text:c="8"/>if (getBit(key, parent-&gt;bitNumber)) {</text:p>
      <text:p text:style-name="P26"><text:s text:c="12"/>parent-&gt;right = current;</text:p>
      <text:p text:style-name="P26"><text:s text:c="8"/>}</text:p>
      <text:p text:style-name="P26"><text:s text:c="8"/>else {</text:p>
      <text:p text:style-name="P26"><text:s text:c="12"/>parent-&gt;left = current;</text:p>
      <text:p text:style-name="P26"><text:s text:c="8"/>}</text:p>
      <text:p text:style-name="P26"/>
      <text:p text:style-name="P26"><text:s text:c="8"/>return current;</text:p>
      <text:p text:style-name="P26"><text:s text:c="4"/>}</text:p>
      <text:p text:style-name="P26"/>
      <text:p text:style-name="P26"><text:s text:c="4"/>bool Remove(char *key) {</text:p>
      <text:p text:style-name="P26"><text:s text:c="8"/>Node *greatParent, *parent, *current;</text:p>
      <text:p text:style-name="P26"/>
      <text:p text:style-name="P26"><text:s text:c="8"/>parent = root;</text:p>
      <text:p text:style-name="P26"><text:s text:c="8"/>current = root-&gt;left;</text:p>
      <text:p text:style-name="P26"/>
      <text:p text:style-name="P26"><text:s text:c="8"/>while (parent-&gt;bitNumber &lt; current-&gt;bitNumber) {</text:p>
      <text:p text:style-name="P26"><text:s text:c="12"/>greatParent = parent;</text:p>
      <text:p text:style-name="P26"><text:s text:c="12"/>parent = current;</text:p>
      <text:p text:style-name="P26"><text:s text:c="12"/>current = (getBit(key, current-&gt;bitNumber) ? current-&gt;right : current-&gt;left);</text:p>
      <text:p text:style-name="P26"><text:s text:c="8"/>}</text:p>
      <text:p text:style-name="P26"/>
      <text:p text:style-name="P26"><text:s text:c="8"/>if (!isEqual(key, current-&gt;key)) {</text:p>
      <text:p text:style-name="P26"><text:s text:c="12"/>return false;</text:p>
      <text:p text:style-name="P26"><text:s text:c="8"/>}</text:p>
      <text:p text:style-name="P26"/>
      <text:p text:style-name="P26"><text:s text:c="8"/>Node *x, *r;</text:p>
      <text:p text:style-name="P26"><text:s text:c="8"/>char *key_tmp;</text:p>
      <text:p text:style-name="P26"><text:s text:c="8"/>if (parent != current) {</text:p>
      <text:p text:style-name="P26"><text:s text:c="12"/>if (strlen(current-&gt;key) &lt; strlen(parent-&gt;key)) {</text:p>
      <text:p text:style-name="P26"><text:s text:c="16"/>delete [] current-&gt;key;</text:p>
      <text:p text:style-name="P26"><text:s text:c="16"/>current-&gt;key = new char[strlen(parent-&gt;key) + 1];</text:p>
      <text:p text:style-name="P26"><text:s text:c="12"/>}</text:p>
      <text:p text:style-name="P26"/>
      <text:p text:style-name="P26"><text:s text:c="12"/>strcpy(current-&gt;key, parent-&gt;key);</text:p>
      <text:p text:style-name="P26"><text:s text:c="12"/>current-&gt;value = parent-&gt;value;</text:p>
      <text:p text:style-name="P26"/>
      <text:p text:style-name="P26"><text:soft-page-break/><text:s text:c="12"/>key_tmp = parent-&gt;key;</text:p>
      <text:p text:style-name="P26"><text:s text:c="12"/>r = parent;</text:p>
      <text:p text:style-name="P26"><text:s text:c="12"/>x = (getBit(key_tmp, parent-&gt;bitNumber) ? parent-&gt;right : parent-&gt;left);</text:p>
      <text:p text:style-name="P26"/>
      <text:p text:style-name="P26"><text:s text:c="12"/>while (r-&gt;bitNumber &lt; x-&gt;bitNumber) {</text:p>
      <text:p text:style-name="P26"><text:s text:c="16"/>r = x;</text:p>
      <text:p text:style-name="P26"><text:s text:c="16"/>x = (getBit(key_tmp, x-&gt;bitNumber) ? x-&gt;right : x-&gt;left);</text:p>
      <text:p text:style-name="P26"><text:s text:c="12"/>}</text:p>
      <text:p text:style-name="P26"/>
      <text:p text:style-name="P26"><text:s text:c="12"/>if (getBit(key_tmp, r-&gt;bitNumber)) {</text:p>
      <text:p text:style-name="P26"><text:s text:c="16"/>r-&gt;right = current;</text:p>
      <text:p text:style-name="P26"><text:s text:c="12"/>}</text:p>
      <text:p text:style-name="P26"><text:s text:c="12"/>else {</text:p>
      <text:p text:style-name="P26"><text:s text:c="16"/>r-&gt;left = current;</text:p>
      <text:p text:style-name="P26"><text:s text:c="12"/>}</text:p>
      <text:p text:style-name="P26"><text:s text:c="8"/>}</text:p>
      <text:p text:style-name="P26"/>
      <text:p text:style-name="P26"><text:s text:c="8"/>Node *ch = (getBit(key, parent-&gt;bitNumber) ? parent-&gt;left : parent-&gt;right);</text:p>
      <text:p text:style-name="P26"><text:s text:c="8"/>if (getBit(key, greatParent-&gt;bitNumber)) {</text:p>
      <text:p text:style-name="P26"><text:s text:c="12"/>greatParent-&gt;right = ch;</text:p>
      <text:p text:style-name="P26"><text:s text:c="8"/>} </text:p>
      <text:p text:style-name="P26"><text:s text:c="8"/>else {</text:p>
      <text:p text:style-name="P26"><text:s text:c="12"/>greatParent-&gt;left = ch;</text:p>
      <text:p text:style-name="P26"><text:s text:c="8"/>}</text:p>
      <text:p text:style-name="P26"/>
      <text:p text:style-name="P26"><text:s text:c="8"/>delete parent;</text:p>
      <text:p text:style-name="P26"/>
      <text:p text:style-name="P26"><text:s text:c="8"/>return true;</text:p>
      <text:p text:style-name="P26"><text:s text:c="4"/>}</text:p>
      <text:p text:style-name="P26"/>
      <text:p text:style-name="P26">#define safeKey(node) (node-&gt;key ? node-&gt;key : "root")</text:p>
      <text:p text:style-name="P26"/>
      <text:p text:style-name="P26"><text:s text:c="4"/>void PrintFile(Node *node, std::ofstream &amp;out)</text:p>
      <text:p text:style-name="P26"><text:s text:c="4"/>{</text:p>
      <text:p text:style-name="P26"><text:s text:c="8"/>out &lt;&lt; safeKey(node) &lt;&lt; ' ' &lt;&lt; node-&gt;value &lt;&lt; "\n";</text:p>
      <text:p text:style-name="P26"><text:s text:c="8"/>if (node-&gt;left-&gt;bitNumber &gt; node-&gt;bitNumber)</text:p>
      <text:p text:style-name="P26"><text:s text:c="12"/>PrintFile(node-&gt;left, out);</text:p>
      <text:p text:style-name="P26"><text:s text:c="8"/>if (node-&gt;right-&gt;bitNumber &gt; node-&gt;bitNumber)</text:p>
      <text:p text:style-name="P26"><text:s text:c="12"/>PrintFile(node-&gt;right, out);</text:p>
      <text:p text:style-name="P26"><text:s text:c="4"/>}</text:p>
      <text:p text:style-name="P26"/>
      <text:p text:style-name="P26"><text:s text:c="4"/>void Save(std::ofstream &amp;out) {</text:p>
      <text:p text:style-name="P26"><text:s text:c="8"/>PrintFile(root, out);</text:p>
      <text:p text:style-name="P26"><text:s text:c="4"/>}</text:p>
      <text:p text:style-name="P26"/>
      <text:p text:style-name="P26"><text:s text:c="4"/>void Load(std::ifstream &amp;in) {</text:p>
      <text:p text:style-name="P26"><text:s text:c="8"/>char key[MAX_KEY_LENGTH];</text:p>
      <text:p text:style-name="P26"><text:s text:c="8"/>ull value;</text:p>
      <text:p text:style-name="P26"/>
      <text:p text:style-name="P26"><text:s text:c="8"/>while (in &gt;&gt; key &gt;&gt; value) {</text:p>
      <text:p text:style-name="P26"><text:s text:c="12"/>Insert(key, value);</text:p>
      <text:p text:style-name="P26"><text:s text:c="8"/>}</text:p>
      <text:p text:style-name="P26"><text:s text:c="4"/>}</text:p>
      <text:p text:style-name="P26"/>
      <text:p text:style-name="P26"><text:s text:c="4"/>void Print(Node *node)</text:p>
      <text:p text:style-name="P26"><text:s text:c="4"/>{</text:p>
      <text:p text:style-name="P26"><text:s text:c="8"/>std::cout &lt;&lt; safeKey(node) &lt;&lt; " " &lt;&lt; node-&gt;value &lt;&lt; "\n";</text:p>
      <text:p text:style-name="P26"><text:soft-page-break/><text:s text:c="8"/>if (node-&gt;left-&gt;bitNumber &gt; node-&gt;bitNumber)</text:p>
      <text:p text:style-name="P26"><text:s text:c="12"/>Print(node-&gt;left);</text:p>
      <text:p text:style-name="P26"><text:s text:c="8"/>if (node-&gt;right-&gt;bitNumber &gt; node-&gt;bitNumber)</text:p>
      <text:p text:style-name="P26"><text:s text:c="12"/>Print(node-&gt;right);</text:p>
      <text:p text:style-name="P26"><text:s text:c="4"/>}</text:p>
      <text:p text:style-name="P26">};</text:p>
      <text:p text:style-name="P26"/>
      <text:p text:style-name="P26">int main() {</text:p>
      <text:p text:style-name="P26"><text:s text:c="4"/>std::ios::sync_with_stdio(false);</text:p>
      <text:p text:style-name="P26"><text:s text:c="4"/>std::cin.tie(0);</text:p>
      <text:p text:style-name="P26"><text:s text:c="4"/>std::cout.tie(0);</text:p>
      <text:p text:style-name="P26"/>
      <text:p text:style-name="P26"><text:s text:c="4"/>Patricia *p = new Patricia();</text:p>
      <text:p text:style-name="P26"/>
      <text:p text:style-name="P26"><text:s text:c="4"/>char input[MAX_KEY_LENGTH];</text:p>
      <text:p text:style-name="P26"><text:s text:c="4"/>ull value;</text:p>
      <text:p text:style-name="P26"/>
      <text:p text:style-name="P26"><text:s text:c="4"/>while (std::cin &gt;&gt; input) {</text:p>
      <text:p text:style-name="P26"><text:s text:c="8"/>if (input[0] == '+') {</text:p>
      <text:p text:style-name="P26"><text:s text:c="12"/>std::cin &gt;&gt; input &gt;&gt; value;</text:p>
      <text:p text:style-name="P26"><text:s text:c="12"/>toLower(input);</text:p>
      <text:p text:style-name="P26"/>
      <text:p text:style-name="P26"><text:s text:c="12"/>if (p-&gt;Insert(input, value) != nullptr) {</text:p>
      <text:p text:style-name="P26"><text:s text:c="16"/>std::cout &lt;&lt; "OK\n";</text:p>
      <text:p text:style-name="P26"><text:s text:c="12"/>}</text:p>
      <text:p text:style-name="P26"><text:s text:c="12"/>else {</text:p>
      <text:p text:style-name="P26"><text:s text:c="16"/>std::cout &lt;&lt; "Exist\n";</text:p>
      <text:p text:style-name="P26"><text:s text:c="12"/>}</text:p>
      <text:p text:style-name="P26"><text:s text:c="8"/>}</text:p>
      <text:p text:style-name="P26"><text:s text:c="8"/>else if (input[0] == '-') {</text:p>
      <text:p text:style-name="P26"><text:s text:c="12"/>std::cin &gt;&gt; input;</text:p>
      <text:p text:style-name="P26"><text:s text:c="12"/>toLower(input);</text:p>
      <text:p text:style-name="P26"/>
      <text:p text:style-name="P26"><text:s text:c="12"/>if (p-&gt;Remove(input)) {</text:p>
      <text:p text:style-name="P26"><text:s text:c="16"/>std::cout &lt;&lt; "OK\n";</text:p>
      <text:p text:style-name="P26"><text:s text:c="12"/>}</text:p>
      <text:p text:style-name="P26"><text:s text:c="12"/>else {</text:p>
      <text:p text:style-name="P26"><text:s text:c="16"/>std::cout &lt;&lt; "NoSuchWord\n";</text:p>
      <text:p text:style-name="P26"><text:s text:c="12"/>}</text:p>
      <text:p text:style-name="P26"><text:s text:c="8"/>}</text:p>
      <text:p text:style-name="P26"><text:s text:c="8"/>else if (isalpha(input[0])) {</text:p>
      <text:p text:style-name="P26"><text:s text:c="12"/>toLower(input);</text:p>
      <text:p text:style-name="P26"><text:s text:c="12"/>Node *result = p-&gt;Search(input);</text:p>
      <text:p text:style-name="P26"><text:s text:c="12"/>if (result != nullptr) {</text:p>
      <text:p text:style-name="P26"><text:s text:c="16"/>std::cout &lt;&lt; "OK: " &lt;&lt; result-&gt;value &lt;&lt; '\n';</text:p>
      <text:p text:style-name="P26"><text:s text:c="12"/>}</text:p>
      <text:p text:style-name="P26"><text:s text:c="12"/>else {</text:p>
      <text:p text:style-name="P26"><text:s text:c="16"/>std::cout &lt;&lt; "NoSuchWord\n";</text:p>
      <text:p text:style-name="P26"><text:s text:c="12"/>}</text:p>
      <text:p text:style-name="P26"><text:s text:c="8"/>}</text:p>
      <text:p text:style-name="P26"><text:s text:c="8"/>else if (input[0] == '!') {</text:p>
      <text:p text:style-name="P26"><text:s text:c="12"/>std::cin &gt;&gt; input;</text:p>
      <text:p text:style-name="P26"><text:s text:c="12"/>if (isEqual(input, "Save")) {</text:p>
      <text:p text:style-name="P26"><text:s text:c="16"/>std::cin &gt;&gt; input;</text:p>
      <text:p text:style-name="P26"/>
      <text:p text:style-name="P26"><text:s text:c="16"/>std::ofstream save(input, std::ios::out);</text:p>
      <text:p text:style-name="P26"/>
      <text:p text:style-name="P26"><text:s text:c="16"/>p-&gt;Save(save);</text:p>
      <text:p text:style-name="P26"><text:s text:c="16"/>std::cout &lt;&lt; "OK\n";</text:p>
      <text:p text:style-name="P26"><text:soft-page-break/><text:s text:c="12"/>}</text:p>
      <text:p text:style-name="P26"><text:s text:c="12"/>else if (isEqual(input, "Load")) { <text:s/></text:p>
      <text:p text:style-name="P26"><text:s text:c="16"/>std::cin &gt;&gt; input;</text:p>
      <text:p text:style-name="P26"/>
      <text:p text:style-name="P26"><text:s text:c="16"/>std::ifstream load(input, std::ios::in);</text:p>
      <text:p text:style-name="P26"/>
      <text:p text:style-name="P26"><text:s text:c="16"/>delete p;</text:p>
      <text:p text:style-name="P26"><text:s text:c="16"/>p = new Patricia();</text:p>
      <text:p text:style-name="P26"><text:s text:c="16"/>p-&gt;Load(load);</text:p>
      <text:p text:style-name="P26"/>
      <text:p text:style-name="P26"><text:s text:c="16"/>std::cout &lt;&lt; "OK\n";</text:p>
      <text:p text:style-name="P26"><text:s text:c="12"/>}</text:p>
      <text:p text:style-name="P26"><text:s text:c="8"/>}</text:p>
      <text:p text:style-name="P26"><text:s text:c="8"/>else if (input[0] == '?') {</text:p>
      <text:p text:style-name="P26"><text:s text:c="12"/>std::cout &lt;&lt; "Print...\n";</text:p>
      <text:p text:style-name="P26"><text:s text:c="12"/>p-&gt;Print(p-&gt;root);</text:p>
      <text:p text:style-name="P26"><text:s text:c="8"/>}</text:p>
      <text:p text:style-name="P26"><text:s text:c="4"/>}</text:p>
      <text:p text:style-name="P26"/>
      <text:p text:style-name="P26"><text:s text:c="4"/>delete p;</text:p>
      <text:p text:style-name="P26"/>
      <text:p text:style-name="P26"><text:s text:c="4"/>return 0;</text:p>
      <text:p text:style-name="P26">}</text:p>
      <text:p text:style-name="P2">Пример работы</text:p>
      <text:p text:style-name="P15">Пример 1<text:line-break/>Ввод: <text:line-break/>+ a 1</text:p>
      <text:p text:style-name="P15">+ A 2</text:p>
      <text:p text:style-name="P15">+ aaaaaaaaaaaaaaaaaaaaaaaaaaaaaaaaaaaaaaaaaaaaaaaaaaaaaaaaaaaaaaaaaaaaaaaaaaaaaaaaaaaaaaaaaaaaaaaaaaaaaaaaaaaaaaaaaaaaaaaaaaaaaaaaaaaaaaaaaaaaaaaaaaaaaaaaaaaaaaaaaaaaaaaaaaaaaaaaaaaaaaaaaaaaaaaaaaaaaaaaaaaaaaaaaaaaaaaaaaaaaaaaaaaaaaaaaaaaaaaaaaaaaaaaaaaaaaaa 18446744073709551615</text:p>
      <text:p text:style-name="P15">aaaaaaaaaaaaaaaaaaaaaaaaaaaaaaaaaaaaaaaaaaaaaaaaaaaaaaaaaaaaaaaaaaaaaaaaaaaaaaaaaaaaaaaaaaaaaaaaaaaaaaaaaaaaaaaaaaaaaaaaaaaaaaaaaaaaaaaaaaaaaaaaaaaaaaaaaaaaaaaaaaaaaaaaaaaaaaaaaaaaaaaaaaaaaaaaaaaaaaaaaaaaaaaaaaaaaaaaaaaaaaaaaaaaaaaaaaaaaaaaaaaaaaaaaaaaaaaa</text:p>
      <text:p text:style-name="P15">A</text:p>
      <text:p text:style-name="P15">- A</text:p>
      <text:p text:style-name="P15">a</text:p>
      <text:p text:style-name="P15">Вывод:</text:p>
      <text:p text:style-name="P15">OK</text:p>
      <text:p text:style-name="P15">Exist</text:p>
      <text:p text:style-name="P15">OK</text:p>
      <text:p text:style-name="P15">OK: 18446744073709551615</text:p>
      <text:p text:style-name="P15">OK: 1</text:p>
      <text:p text:style-name="P15"><text:soft-page-break/>OK</text:p>
      <text:p text:style-name="P15">NoSuchWord</text:p>
      <text:p text:style-name="P16"/>
      <text:p text:style-name="P2">Вывод</text:p>
      <text:p text:style-name="P11">В ходе выполнения данной лабораторной работы я познакомился с такой непростой структурой данных как <text:span text:style-name="T11">Патриция. Узнал сложности и особенности её реализ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e56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27:09.048126806</meta:creation-date>
    <meta:generator>LibreOffice/7.6.7.2$Linux_X86_64 LibreOffice_project/60$Build-2</meta:generator>
    <dc:date>2024-06-05T18:39:17.249060685</dc:date>
    <meta:editing-duration>PT10M13S</meta:editing-duration>
    <meta:editing-cycles>2</meta:editing-cycles>
    <meta:document-statistic meta:table-count="0" meta:image-count="0" meta:object-count="0" meta:page-count="10" meta:paragraph-count="316" meta:word-count="1357" meta:character-count="11939" meta:non-whitespace-character-count="8668"/>
  </office:meta>
</office:document-meta>
</file>